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1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493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background-color="#00a933"/>
    </style:style>
    <style:style style:name="ce9" style:family="table-cell" style:parent-style-name="Default">
      <style:table-cell-properties fo:background-color="#81d41a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it" fo:country="I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6d"/>
    </style:style>
    <style:style style:name="ce10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5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Titolo keyword</text:p>
          </table:table-cell>
          <table:table-cell table:style-name="ce1"/>
          <table:table-cell table:style-name="ce1" office:value-type="string" calcext:value-type="string">
            <text:p>Seo-name</text:p>
          </table:table-cell>
          <table:table-cell table:style-name="ce1"/>
          <table:table-cell table:style-name="ce1" office:value-type="string" calcext:value-type="string">
            <text:p>Azioni da fare</text:p>
          </table:table-cell>
          <table:table-cell table:style-name="ce1" office:value-type="string" calcext:value-type="string">
            <text:p>Link competitor</text:p>
          </table:table-cell>
          <table:table-cell table:style-name="ce1" table:number-columns-repeated="1018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office:value-type="string" calcext:value-type="string">
            <text:p>How to start an online business in 2024 and some lucrative ideas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start-online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asons Why Email Marketing Is So Important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site-seeker.com/9-reasons-why-email-marketing-is-so-importa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keting Strategy: What It Is, How It Works, How To Create One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investopedia.com/terms/m/marketing-strategy.a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ultimate guide to lead generation software + how to use it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generation-software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7 lead generation strategies to grow your business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generation-strategies-grow-your-busines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ead nurturing best practices: the ultimate guide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lead-nurturing-tips-make-easier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grow your email list in 2024</text:p>
          </table:table-cell>
          <table:table-cell table:style-name="ce9" office:value-type="string" calcext:value-type="string">
            <text:p>pubblicato</text:p>
          </table:table-cell>
          <table:table-cell table:number-columns-repeated="3"/>
          <table:table-cell office:value-type="string" calcext:value-type="string">
            <text:p>https://www.web.com/blog/brilliant-low-cost-ways-grow-email-marketing-lis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: 6 reasons why it’s vital for your business in 2024</text:p>
          </table:table-cell>
          <table:table-cell table:style-name="ce6" office:value-type="string" calcext:value-type="string">
            <text:p>pubblicato</text:p>
          </table:table-cell>
          <table:table-cell table:number-columns-repeated="2"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reasons-business-use-email-marketing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w to create newsworthy conten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how-to-create-newsworthy-conten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creating-newsworthy-content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mail marketing success: How to grow your email list</text:p>
          </table:table-cell>
          <table:table-cell table:style-name="ce6" office:value-type="string" calcext:value-type="string">
            <text:p>pubblicato</text:p>
          </table:table-cell>
          <table:table-cell office:value-type="string" calcext:value-type="string">
            <text:p>best-ways-grow-email-list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best-ways-grow-email-list/</text:p>
          </table:table-cell>
          <table:table-cell table:number-columns-repeated="1018"/>
        </table:table-row>
        <table:table-row table:style-name="ro2">
          <table:table-cell table:style-name="ce9" office:value-type="string" calcext:value-type="string">
            <text:p>4 steps to creating effective buyer personas 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use-personalization-boost-sales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use-personalization-boost-sales/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hat is PPC for small business + how it benefits your business in 2024</text:p>
          </table:table-cell>
          <table:table-cell table:style-name="ce9" office:value-type="string" calcext:value-type="string">
            <text:p>pubblicato</text:p>
          </table:table-cell>
          <table:table-cell office:value-type="string" calcext:value-type="string">
            <text:p>small-business-need-ppc</text:p>
          </table:table-cell>
          <table:table-cell/>
          <table:table-cell table:style-name="ce10" office:value-type="string" calcext:value-type="string">
            <text:p>Creare link building</text:p>
          </table:table-cell>
          <table:table-cell office:value-type="string" calcext:value-type="string">
            <text:p>https://www.web.com/blog/small-business-need-ppc/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A comprehensive SEO guide for small businesses</text:p>
          </table:table-cell>
          <table:table-cell table:number-columns-repeated="4"/>
          <table:table-cell office:value-type="string" calcext:value-type="string">
            <text:p>https://www.web.com/blog/small-business-seo-guide/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GTM-PHMVZRTG </text:p>
          </table:table-cell>
          <table:table-cell table:number-columns-repeated="1023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 office:value-type="string" calcext:value-type="string">
            <text:p>Id-misurazione </text:p>
          </table:table-cell>
          <table:table-cell office:value-type="string" calcext:value-type="string">
            <text:p>G-41G2MLR346</text:p>
          </table:table-cell>
          <table:table-cell table:number-columns-repeated="1022"/>
        </table:table-row>
        <table:table-row table:style-name="ro2">
          <table:table-cell table:style-name="Default" office:value-type="string" calcext:value-type="string">
            <text:p>Id-stram</text:p>
          </table:table-cell>
          <table:table-cell table:number-columns-repeated="1023"/>
        </table:table-row>
        <table:table-row table:style-name="ro2" table:number-rows-repeated="4">
          <table:table-cell table:style-name="Default"/>
          <table:table-cell table:number-columns-repeated="1023"/>
        </table:table-row>
        <table:table-row table:style-name="ro3">
          <table:table-cell table:style-name="ce4" office:value-type="string" calcext:value-type="string">
            <text:p>Non sono stati ancora ricevuti dati dal tuo sito web.</text:p>
          </table:table-cell>
          <table:table-cell table:number-columns-repeated="1023"/>
        </table:table-row>
        <table:table-row table:style-name="ro4">
          <table:table-cell table:style-name="ce3" office:value-type="string" calcext:value-type="string">
            <text:p>Per iniziare a raccogliere i dati, assicurati che il sito web sia codificato mediante l'ID misurazione:G-41G2MLR346 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/00/0000</text:date>, <text:time style:data-style-name="N2" text:time-value="09:02:56.453000000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1-09T10:23:22.591000000</meta:creation-date>
    <dc:date>2024-01-17T09:58:07.373000000</dc:date>
    <meta:editing-duration>PT8H18M21S</meta:editing-duration>
    <meta:editing-cycles>16</meta:editing-cycles>
    <meta:generator>LibreOffice/7.2.0.4$Windows_X86_64 LibreOffice_project/9a9c6381e3f7a62afc1329bd359cc48accb6435b</meta:generator>
    <meta:document-statistic meta:table-count="1" meta:cell-count="57" meta:object-count="0"/>
  </office:meta>
</office:document-meta>
</file>